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B9000002B9EB67961E.png"/>
  <manifest:file-entry manifest:media-type="image/png" manifest:full-path="Pictures/1000020100000197000001F444F24F4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2" style:repeat="stretch" draw:textarea-vertical-align="middle"/>
    </style:style>
    <style:style style:name="gr2" style:family="graphic" style:parent-style-name="standard">
      <style:graphic-properties draw:stroke="none" svg:stroke-color="#3deb3d" draw:fill="none" draw:fill-color="#ffffff" fo:min-height="1.85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Regular" style:font-family-generic="swiss" style:font-pitch="variable" fo:font-size="200pt" fo:font-weight="900" style:font-size-asian="200pt" style:font-size-complex="200pt"/>
    </style:style>
    <style:style style:name="T1" style:family="text">
      <style:text-properties fo:font-family="'Arial Black'" style:font-style-name="Regular" style:font-family-generic="swiss" style:font-pitch="variable" fo:font-size="200pt" fo:font-weight="900" style:font-size-asian="200pt" style:font-size-complex="200pt"/>
    </style:style>
    <style:style style:name="T2" style:family="text">
      <style:text-properties fo:color="#5c8526" fo:font-family="'Arial Black'" style:font-style-name="Regular" style:font-family-generic="swiss" style:font-pitch="variable" fo:font-size="200pt" fo:font-weight="900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2.714cm" svg:height="27.904cm" svg:x="2.613cm" svg:y="0.018cm" svg:viewBox="0 0 22715 27905" svg:d="m0 27905c0-9302 0-18603 0-27905 7572 0 15143 0 22715 0 0 9302 0 18603 0 27905-7572 0-15143 0-22715 0z">
            <text:p/>
          </draw:path>
          <draw:frame draw:style-name="gr2" draw:text-style-name="P2" draw:layer="layout" svg:width="13.267cm" svg:height="10.199cm" svg:x="10.699cm" svg:y="7.278cm">
            <draw:text-box>
              <text:p><text:span text:style-name="T1"><text:tab/></text:span><text:span text:style-name="T2">?</text:span></text:p>
            </draw:text-box>
          </draw:frame>
          <draw:frame draw:style-name="gr3" draw:text-style-name="P1" draw:layer="layout" svg:width="11.188cm" svg:height="11.188cm" svg:x="8.782cm" svg:y="8.698cm">
            <draw:image xlink:href="Pictures/10000201000002B9000002B9EB67961E.png" xlink:type="simple" xlink:show="embed" xlink:actuate="onLoad"/>
            <draw:image xlink:href="../Magnifying_glass_icon.sv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197000001F444F24F4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Norton</meta:initial-creator>
    <meta:creation-date>2014-08-29T13:01:46</meta:creation-date>
    <dc:date>2014-08-29T13:48:29</dc:date>
    <dc:creator>Daniel Norton</dc:creator>
    <meta:editing-duration>PT22M48S</meta:editing-duration>
    <meta:editing-cycles>8</meta:editing-cycles>
    <meta:generator>OpenOffice/4.0.1$Unix OpenOffice.org_project/401m5$Build-9714</meta:generator>
    <meta:document-statistic meta:object-count="4"/>
  </office:meta>
</office:document-meta>
</file>